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cd0b5" officeooo:paragraph-rsid="001cd0b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grüßung:</text:p>
      <text:p text:style-name="P1"/>
      <text:p text:style-name="P1">„Wir haben es uns zum Projekt gemacht, eine Quiz-Webseite zu erstellen. Dies beinhaltet das spielen von einem Quiz, das aufsteigen in einer Rangliste und die Möglichkeit eigene Quiz-Fragen einzureichen.“</text:p>
      <text:p text:style-name="P1"/>
      <text:p text:style-name="P1">Motivation:</text:p>
      <text:p text:style-name="P1"/>
      <text:p text:style-name="P1">„Unsere Motivation bestand darin, das wir Tag täglich Internet-Webseiten benutzen und uns eigentlich gar nicht damit beschäftigen, wie so etwas gemacht wird und was für eine Arbeit dahinter steckt, daher wollten wir das Projekt in dieser Form machen.“</text:p>
      <text:p text:style-name="P1"/>
      <text:p text:style-name="P1">Technologien:</text:p>
      <text:p text:style-name="P1"/>
      <text:p text:style-name="P1">„Wir haben uns dazu entschlossen, das wir PHP für die gesamte Logik benutzen, da es für unsere Zwecke am effektivsten war. Zudem haben wir PHP mit MySQL verbunden um eine Datenbank zu erhalten.“</text:p>
      <text:p text:style-name="P1"/>
      <text:p text:style-name="P1">Technisches Highlight:</text:p>
      <text:p text:style-name="P1"/>
      <text:p text:style-name="P1">„Mein Technisches Highlight ist das Adminpanel. Warum ist es das? Nun, zum einen haben wir dadurch die Möglichkeit, das wir Fragen, welche eingereicht wurden, zu editieren, zu löschen oder hinzuzufügen. Und zum anderem haben wir hier auch die Möglichkeit, User zu befördern oder zu degradieren und sogar zu löschen. Beim befördern machen wir einen User zum Admin, welcher dann auf das Adminpanel zugreifen kann und beim degradieren machen wir einen Admin zum User, welcher dann nicht mehr die Möglichkeit hat, das Adminpanel zu benutzen.“</text:p>
      <text:p text:style-name="P1"/>
      <text:p text:style-name="P1">Fazit:</text:p>
      <text:p text:style-name="P1"/>
      <text:p text:style-name="P1">„Mein Fazit zur gesamten Projektarbeit ist sehr positiv. Der Anfang war zwar etwas stockend, da wir nicht genau wussten, was wir tun sollen oder besser gesagt wie wir es tun sollen aber mit der Zeit hat sich das gelegt und wir sind gut vorangekommen. Im großen und ganzen würde ich behaupten, es könnte nicht besser laufen, wenn man bedenkt das wir beide keine Vorkenntnisse von PHP und MySQL hat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7T20:55:59.825000000</meta:creation-date>
    <dc:date>2017-06-17T21:07:32.202000000</dc:date>
    <meta:editing-duration>PT12S</meta:editing-duration>
    <meta:editing-cycles>1</meta:editing-cycles>
    <meta:document-statistic meta:table-count="0" meta:image-count="0" meta:object-count="0" meta:page-count="1" meta:paragraph-count="10" meta:word-count="259" meta:character-count="1649" meta:non-whitespace-character-count="1400"/>
    <meta:generator>LibreOffice/5.2.6.2$Windows_x86 LibreOffice_project/a3100ed2409ebf1c212f5048fbe377c281438fdc</meta:generator>
  </office:meta>
</office:document-meta>
</file>